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Hello!</text:span></text:p>
      <text:p text:style-name="P1"><text:span text:style-name="T1">Here comes a new assignment: “A Beer Store App”, where you will have to make an API request and create a responsive layout with the information.</text:span></text:p>
      <text:p text:style-name="P1"><text:span text:style-name="T1">In this assignment we won’t tell you how to make anything in the project. Let your imagination fly.</text:span></text:p>
      <text:p text:style-name="P1"><text:span text:style-name="T1">The<text:s text:c="2"/>are only requirements:</text:span></text:p>
      <text:p text:style-name="P1"><text:span text:style-name="T1">1.<text:s text:c="4"/>Use a search input to find the beer you want.</text:span></text:p>
      <text:p text:style-name="P1"><text:span text:style-name="T1">2.<text:s text:c="4"/>Use live data from Punk API.<text:s/></text:span><text:a xlink:href="https://punkapi.com/documentation/v2"><text:span text:style-name="T2">https://punkapi.com/documentation/v2</text:span></text:a><text:span text:style-name="T3"/></text:p>
      <text:p text:style-name="P1"><text:span text:style-name="T3">Here is a snapshot of an example of what you could do:</text:span></text:p>
      <text:p text:style-name="P1"><text:span text:style-name="T3"/></text:p>
      <text:p text:style-name="P2"><draw:frame text:anchor-type="as-char" svg:width="146.58mm" svg:height="78.32mm" style:rel-width="scale" style:rel-height="scale"><draw:object-ole xlink:href="OleObj1"/><draw:image xlink:href="ObjectReplacements/OleObj1"/></draw:frame><text:span text:style-name="T3"/></text:p>
      <text:p text:style-name="P3"><text:span text:style-name="T3">Good luck!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